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configuration-of-cloud-marketplaces"/>Configuration of Cloud Marketplaces<text:bookmark-end text:name="configuration-of-cloud-marketplaces"/></text:h>
      <text:h text:style-name="Heading_20_2" text:outline-level="2"><text:bookmark-start text:name="objective"/>Objective<text:bookmark-end text:name="objective"/></text:h>
      <text:p text:style-name="First_20_paragraph">Restrict Third-Party CSP Marketplace software to GC-approved products.</text:p>
      <text:h text:style-name="Heading_20_2" text:outline-level="2"><text:bookmark-start text:name="key-considerations"/>Key Considerations<text:bookmark-end text:name="key-considerations"/></text:h>
      <text:list text:style-name="L1">
        <text:list-item>
          <text:p text:style-name="P1">[ ] Only GC approved cloud marketplace products are to be consumed. Turning on the commercial marketplace is prohibited.</text:p>
        </text:list-item>
        <text:list-item>
          <text:p text:style-name="P1">[ ] Submit requests to add third-party products to marketplace to SSC Cloud Broker.</text:p>
        </text:list-item>
      </text:list>
      <text:h text:style-name="Heading_20_2" text:outline-level="2"><text:bookmark-start text:name="validation"/>Validation<text:bookmark-end text:name="validation"/></text:h>
      <text:list text:style-name="L2">
        <text:list-item>
          <text:p text:style-name="P2">[ ] Confirm that third-party marketplace restrictions have been implemented.</text:p>
        </text:list-item>
      </text:list>
      <text:h text:style-name="Heading_20_2" text:outline-level="2"><text:bookmark-start text:name="applicable-service-models"/>Applicable Service Models<text:bookmark-end text:name="applicable-service-models"/></text:h>
      <text:list text:style-name="L3">
        <text:list-item>
          <text:p text:style-name="P3">IaaS, PaaS, SaaS</text:p>
        </text:list-item>
      </text:list>
      <text:h text:style-name="Heading_20_2" text:outline-level="2"><text:bookmark-start text:name="references"/>References<text:bookmark-end text:name="references"/></text:h>
      <text:list text:style-name="L4">
        <text:list-item>
          <text:p text:style-name="P4"><text:a xlink:type="simple" xlink:href="https://www.canada.ca/en/treasury-board-secretariat/services/access-information-privacy/security-identity-management/direction-secure-use-commercial-cloud-services-spin.html" office:name=""><text:span text:style-name="Definition">SPIN 2017-01</text:span></text:a>, subsection 6.2.5</text:p>
        </text:list-item>
        <text:list-item>
          <text:p text:style-name="P4">Refer to <text:a xlink:type="simple" xlink:href="https://gcconnex.gc.ca/file/view/53599636/gc-cloud-broker-sci-assessed-marketplace-products-byol-freeware?language=en" office:name=""><text:span text:style-name="Definition">GCconnex</text:span></text:a> for current list of approved marketplace products.</text:p>
        </text:list-item>
        <text:list-item>
          <text:p text:style-name="P4">Related security controls: CM‑2, CM‑3, CM‑4, CM‑5, CM‑8, SA‑2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